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row-height="0.596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row-height="0.50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row-height="0.45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10c812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normal" officeooo:rsid="000edb90" officeooo:paragraph-rsid="003a4e71" style:font-size-asian="10pt" style:font-style-asian="normal" style:font-name-complex="Lucida Sans" style:font-size-complex="10pt" style:font-style-complex="normal"/>
    </style:style>
    <style:style style:name="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6pt" fo:letter-spacing="-0.007cm" fo:font-style="normal" officeooo:rsid="000edb90" officeooo:paragraph-rsid="007fa00a" style:font-size-asian="5.25pt" style:font-style-asian="normal" style:font-name-complex="Lucida Sans" style:font-size-complex="6pt" style:font-style-complex="normal"/>
    </style:style>
    <style:style style:name="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3pt" officeooo:paragraph-rsid="00774487" style:font-size-asian="3pt" style:font-name-complex="Lucida Sans" style:font-size-complex="3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26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27" style:family="paragraph" style:parent-style-name="Text_20_body">
      <style:text-properties fo:font-size="2pt" style:font-size-asian="1.75pt" style:font-size-complex="2pt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4pt" style:font-size-asian="14pt" style:font-size-complex="14pt"/>
    </style:style>
    <style:style style:name="P3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b371c" style:font-size-asian="12pt" style:font-weight-asian="bold" style:font-name-complex="Lucida Sans" style:font-size-complex="12pt" style:font-weight-complex="bold"/>
    </style:style>
    <style:style style:name="P4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0c812" style:font-style-asian="normal" style:font-style-complex="normal"/>
    </style:style>
    <style:style style:name="T3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e00d8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officeooo:rsid="004a1d82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8pt" officeooo:rsid="00573e39" style:font-size-asian="8pt" style:font-size-complex="8pt"/>
    </style:style>
    <style:style style:name="T5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1" style:family="text">
      <style:text-properties style:text-underline-style="none"/>
    </style:style>
    <style:style style:name="T52" style:family="text">
      <style:text-properties fo:font-size="11pt" style:text-underline-style="none" style:font-size-asian="11pt" style:font-size-complex="11pt"/>
    </style:style>
    <style:style style:name="T5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3"><text:text-input text:description="&lt;line.product_id.display_name&gt;">123456789012345678901234567890123045</text:text-input><text:span text:style-name="T53"><text:text-input text:description="&lt;if test=&quot;print_serial_number and line.lot_id&quot;&gt;">if</text:text-input></text:span><text:span text:style-name="T53"><text:s/>- </text:span><text:span text:style-name="T4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3"><text:text-input text:description="&lt;/if&gt;">end</text:text-input></text:span></text:p>
          </table:table-cell>
          <table:table-cell table:style-name="Tabla3.A2" office:value-type="string">
            <text:p text:style-name="P14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4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4.993cm" fo:margin-left="6.692cm" fo:margin-top="1cm" fo:margin-bottom="0cm" table:align="left"/>
    </style:style>
    <style:style style:name="Tabla5.A" style:family="table-column">
      <style:table-column-properties style:column-width="0.407cm"/>
    </style:style>
    <style:style style:name="Tabla5.B" style:family="table-column">
      <style:table-column-properties style:column-width="0.826cm"/>
    </style:style>
    <style:style style:name="Tabla5.C" style:family="table-column">
      <style:table-column-properties style:column-width="4.875cm"/>
    </style:style>
    <style:style style:name="Tabla5.D" style:family="table-column">
      <style:table-column-properties style:column-width="8.885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706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609cm" fo:margin-left="1.45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408cm"/>
    </style:style>
    <style:style style:name="Tabla6.C" style:family="table-column">
      <style:table-column-properties style:column-width="4.784cm"/>
    </style:style>
    <style:style style:name="Tabla6.D" style:family="table-column">
      <style:table-column-properties style:column-width="4.718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10c812" style:font-size-asian="6pt" style:font-weight-asian="normal" style:font-name-complex="Lucida Sans" style:font-size-complex="6pt" style:font-weight-complex="normal" style:text-scale="101%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normal" officeooo:rsid="000edb90" officeooo:paragraph-rsid="003a4e71" style:font-size-asian="10pt" style:font-style-asian="normal" style:font-name-complex="Lucida Sans" style:font-size-complex="10pt" style:font-style-complex="normal"/>
    </style:style>
    <style:style style:name="MP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6pt" fo:letter-spacing="-0.007cm" fo:font-style="normal" officeooo:rsid="000edb90" officeooo:paragraph-rsid="007fa00a" style:font-size-asian="5.25pt" style:font-style-asian="normal" style:font-name-complex="Lucida Sans" style:font-size-complex="6pt" style:font-style-complex="normal"/>
    </style:style>
    <style:style style:name="MP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3pt" officeooo:paragraph-rsid="00774487" style:font-size-asian="3pt" style:font-name-complex="Lucida Sans" style:font-size-complex="3pt"/>
    </style:style>
    <style:style style:name="MP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1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1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2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2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2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26" style:family="paragraph" style:parent-style-name="Text_20_body">
      <style:text-properties fo:font-size="2pt" style:font-size-asian="1.75pt" style:font-size-complex="2pt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3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b371c" style:font-size-asian="12pt" style:font-weight-asian="bold" style:font-name-complex="Lucida Sans" style:font-size-complex="12pt" style:font-weight-complex="bold"/>
    </style:style>
    <style:style style:name="MP4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5" style:family="text">
      <style:text-properties fo:color="#221f1f" style:font-name="Lucida Sans" fo:font-size="9pt" style:font-size-asian="9pt" style:font-name-complex="Lucida Sans" style:font-size-complex="9pt"/>
    </style:style>
    <style:style style:name="MT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0" style:family="text">
      <style:text-properties fo:color="#221f1f" style:text-position="-5% 100%" fo:font-size="9pt" style:font-size-asian="9pt" style:font-size-complex="9pt"/>
    </style:style>
    <style:style style:name="MT1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1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1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1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2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27" style:family="text">
      <style:text-properties fo:font-style="normal" officeooo:rsid="004e00d8" style:font-style-asian="normal" style:font-style-complex="normal"/>
    </style:style>
    <style:style style:name="MT28" style:family="text">
      <style:text-properties fo:font-style="normal" style:font-style-asian="normal" style:font-style-complex="normal"/>
    </style:style>
    <style:style style:name="MT2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1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officeooo:rsid="004a1d82"/>
    </style:style>
    <style:style style:name="MT44" style:family="text">
      <style:text-properties fo:font-size="8pt" style:font-size-asian="8pt" style:font-size-complex="8pt"/>
    </style:style>
    <style:style style:name="MT45" style:family="text">
      <style:text-properties fo:font-size="8pt" officeooo:rsid="00573e39" style:font-size-asian="8pt" style:font-size-complex="8pt"/>
    </style:style>
    <style:style style:name="MT46" style:family="text">
      <style:text-properties fo:color="#221f1f" fo:letter-spacing="-0.007cm" fo:font-style="normal" officeooo:rsid="0010c812" style:font-style-asian="normal" style:font-style-complex="normal"/>
    </style:style>
    <style:style style:name="M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50" style:family="text">
      <style:text-properties style:text-underline-style="none"/>
    </style:style>
    <style:style style:name="MT5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699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A1" table:number-rows-spanned="2" office:value-type="string">
              <text:p text:style-name="MP2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3"/>
              <text:p text:style-name="MP4"><text:s text:c="59"/></text:p>
              <text:p text:style-name="MP5"/>
              <text:p text:style-name="MP6"><text:span text:style-name="MT1"><text:s text:c="44"/>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7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8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9"><draw:frame draw:style-name="Mfr1" draw:name="image: asimage(background_image,size_x=2480,size_y=3508,)" text:anchor-type="paragraph" svg:x="-1.45cm" svg:y="-6.027cm" draw:z-index="0"><draw:text-box fo:min-height="2.716cm" fo:min-width="2.88cm"><text:p text:style-name="Frame_20_contents">Imagen</text:p></draw:text-box></draw:frame><text:s/></text:p>
              <text:p text:style-name="MP10"><text:span text:style-name="MT4">Cliente</text:span><text:span text:style-name="MT5">:</text:span><text:span text:style-name="MT6"> </text:span><text:span text:style-name="MT7"><text:placeholder text:placeholder-type="text">&lt;o.partner_id.commercial_partner_id.name&gt;</text:placeholder></text:span></text:p>
              <text:p text:style-name="MP11"/>
              <text:p text:style-name="MP12"><text:span text:style-name="MT8">Dirección</text:span><text:span text:style-name="MT9">: </text:span><text:span text:style-name="MT1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13"/>
              <text:p text:style-name="MP14"><text:span text:style-name="MT11">Teléfono</text:span><text:span text:style-name="MT5">:</text:span><text:span text:style-name="MT6"> </text:span><text:span text:style-name="MT7"><text:placeholder text:placeholder-type="text">&lt;o.partner_id.commercial_partner_id.phone&gt;</text:placeholder></text:span></text:p>
              <text:p text:style-name="MP15"/>
              <text:p text:style-name="MP14"><text:span text:style-name="MT11">Mail</text:span><text:span text:style-name="MT5">:</text:span><text:span text:style-name="MT6"> </text:span><text:span text:style-name="MT7"><text:placeholder text:placeholder-type="text">&lt;o.partner_id.commercial_partner_id.email&gt;</text:placeholder></text:span></text:p>
              <text:p text:style-name="MP16"/>
              <text:p text:style-name="MP17"><text:span text:style-name="MT12"><text:placeholder text:placeholder-type="text">&lt;if test="o.partner_id.parent_id"&gt;</text:placeholder></text:span><text:span text:style-name="MT13">Enviar a</text:span><text:span text:style-name="MT7">: </text:span><text:span text:style-name="MT7"><text:placeholder text:placeholder-type="text">&lt;o.partner_id.name&gt;</text:placeholder></text:span><text:span text:style-name="MT7"><text:s/>- </text:span><text:span text:style-name="MT14"><text:placeholder text:placeholder-type="text">&lt;partner_address(o.partner_id)&gt;</text:placeholder></text:span><text:span text:style-name="MT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18"><text:span text:style-name="MT15">Cond IVA</text:span><text:span text:style-name="MT5">:</text:span><text:span text:style-name="MT6"> </text:span><text:span text:style-name="MT7"><text:placeholder text:placeholder-type="text">&lt;o.partner_id.commercial_partner_id.afip_responsability_type_id.name&gt;</text:placeholder></text:span></text:p>
              <text:p text:style-name="MP19"><text:span text:style-name="MT16"><text:text-input text:description="&lt;o.partner_id.commercial_partner_id.main_id_category_id.code&gt;">CUIT</text:text-input></text:span><text:span text:style-name="MT17">:</text:span><text:span text:style-name="MT18"> </text:span><text:span text:style-name="MT1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0"><text:span text:style-name="MT19">Transporte</text:span><text:span text:style-name="MT20">:</text:span><text:span text:style-name="MT21"> </text:span><text:span text:style-name="MT22"><text:text-input text:description="&lt;o.carrier_id.name&gt;">El más rapido SRL</text:text-input></text:span></text:p>
              <text:p text:style-name="MP20"><text:span text:style-name="MT23">Dirección</text:span><text:span text:style-name="MT24">:</text:span><text:span text:style-name="MT25"> </text:span><text:span text:style-name="MT26"><text:text-input text:description="&lt;partner_address(o.carrier_id.partner_id)&gt;">Balcarce 666</text:text-input></text:span></text:p>
              <text:p text:style-name="MP21"><text:span text:style-name="MT27">CUIT</text:span><text:span text:style-name="MT28">:</text:span><text:span text:style-name="MT29"> </text:span><text:span text:style-name="MT30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22"><text:span text:style-name="MT31">Peso</text:span><text:span text:style-name="MT32">:</text:span><text:span text:style-name="MT33"> </text:span><text:span text:style-name="MT34"><text:text-input text:description="&lt;formatLang(o.weight)&gt;">30,5</text:text-input></text:span><text:span text:style-name="MT34"><text:s/>kgs.</text:span></text:p>
              <text:p text:style-name="MP22"><text:span text:style-name="MT31">Valor Decl.</text:span><text:span text:style-name="MT20">:</text:span><text:span text:style-name="MT33"> $</text:span><text:span text:style-name="MT34"><text:text-input text:description="&lt;formatLang(o.declared_value)&gt;">$ 1300</text:text-input></text:span></text:p>
              <text:p text:style-name="MP23"><text:span text:style-name="MT31">Q. Bultos</text:span><text:span text:style-name="MT35">:</text:span><text:span text:style-name="MT36"> </text:span><text:span text:style-name="MT34"><text:text-input text:description="&lt;o.number_of_packages&gt;">10</text:text-input></text:span></text:p>
            </table:table-cell>
            <table:table-cell table:style-name="Tabla1.A1" office:value-type="string">
              <text:p text:style-name="MP24"><text:span text:style-name="MT37"><text:text-input text:description="&lt;if test=&quot;print_commercial&quot;&gt;">IF2</text:text-input></text:span><text:span text:style-name="MT38">Comercial</text:span><text:span text:style-name="MT32">:</text:span><text:span text:style-name="MT33"> </text:span><text:span text:style-name="MT39"><text:text-input text:description="&lt;/if&gt;">&lt;/if&gt;</text:text-input></text:span></text:p>
              <text:p text:style-name="MP25"><text:span text:style-name="MT38">Doc. Origen</text:span><text:span text:style-name="MT40">:</text:span><text:span text:style-name="MT41"> </text:span><text:span text:style-name="MT42"><text:text-input text:description="&lt;o.origin&gt;">R1231231 - R1231321</text:text-input></text:span></text:p>
            </table:table-cell>
          </table:table-row>
        </table:table>
        <text:p text:style-name="MP26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7">Descripción<text:text-input text:description="&lt;if test=&quot;print_serial_number&quot;&gt;">if</text:text-input> - Lo<text:span text:style-name="MT43">t</text:span>e / <text:span text:style-name="MT43">Serie</text:span><text:text-input text:description="&lt;/if&gt;">e</text:text-input> <text:span text:style-name="MT44"><text:text-input text:description="&lt;if test=&quot;print_lot_life_date&quot;&gt;">if</text:text-input></text:span><text:span text:style-name="MT45">(Venc.)</text:span><text:span text:style-name="MT44"><text:text-input text:description="&lt;/if&gt;">end</text:text-input></text:span></text:p>
            </table:table-cell>
            <table:table-cell table:style-name="Tabla2.B1" office:value-type="string">
              <text:p text:style-name="MP28"/>
            </table:table-cell>
            <table:table-cell table:style-name="Tabla2.C1" office:value-type="string">
              <text:p text:style-name="MP29">Cantidad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2"/>
            </table:table-cell>
            <table:table-cell table:style-name="Tabla6.A1" office:value-type="string">
              <text:p text:style-name="MP32"/>
            </table:table-cell>
            <table:table-cell table:style-name="Tabla6.A1" office:value-type="string">
              <text:p text:style-name="MP3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3"><text:span text:style-name="MT46">OBSERVACIONES</text:span>: <text:span text:style-name="MT47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4"><text:span text:style-name="MT46">Recibí Conforme</text:span>:</text:p>
              <text:p text:style-name="MP35"><text:span text:style-name="MT46">Fecha</text:span>: <text:s/><text:span text:style-name="MT48"><text:s text:c="5"/>/ <text:s text:c="5"/>/ <text:s text:c="5"/></text:span></text:p>
              <text:p text:style-name="MP35"><text:span text:style-name="MT49">Hora</text:span><text:span text:style-name="MT50">:</text:span><text:span text:style-name="MT51"> <text:s text:c="2"/></text:span><text:span text:style-name="MT48"><text:s text:c="10"/>: <text:s text:c="9"/></text:span></text:p>
            </table:table-cell>
            <table:table-cell table:style-name="Tabla6.B3" office:value-type="string">
              <text:p text:style-name="MP36"><text:s text:c="30"/></text:p>
              <text:p text:style-name="MP37">DNI</text:p>
            </table:table-cell>
            <table:table-cell table:style-name="Tabla6.B3" office:value-type="string">
              <text:p text:style-name="MP36"><text:s text:c="32"/></text:p>
              <text:p text:style-name="MP37">FIRMA</text:p>
            </table:table-cell>
            <table:table-cell table:style-name="Tabla6.B3" office:value-type="string">
              <text:p text:style-name="MP38"><text:s text:c="29"/></text:p>
              <text:p text:style-name="MP39"><text:s text:c="29"/></text:p>
              <text:p text:style-name="MP37">ACLARACIÓN</text:p>
            </table:table-cell>
          </table:table-row>
        </table:table>
        <text:p text:style-name="M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11-26T15:21:24.063847599</dc:date>
    <meta:editing-duration>P2DT19H16M50S</meta:editing-duration>
    <meta:editing-cycles>394</meta:editing-cycles>
    <meta:generator>LibreOffice/6.0.7.3$Linux_X86_64 LibreOffice_project/00m0$Build-3</meta:generator>
    <meta:document-statistic meta:table-count="6" meta:image-count="0" meta:object-count="0" meta:page-count="1" meta:paragraph-count="36" meta:word-count="138" meta:character-count="1171" meta:non-whitespace-character-count="861"/>
  </office:meta>
</office:document-meta>
</file>